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80000011B344B1816F5CC0F6A.png" manifest:media-type="image/png"/>
  <manifest:file-entry manifest:full-path="Pictures/10000201000001110000016ADD453F921EA17148.png" manifest:media-type="image/png"/>
  <manifest:file-entry manifest:full-path="Pictures/10000201000001130000020A4D3F54B5553E194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.334cm, 0.801cm, 0.8cm, 0.885cm)" draw:image-opacity="100%" style:mirror="none"/>
    </style:style>
    <style:style style:name="gr2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737cm"/>
    </style:style>
    <style:style style:name="gr4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loext:graphic-properties draw:fill="none"/>
      <style:text-properties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draw:style-name="gr1" draw:text-style-name="P1" draw:layer="layout" svg:width="7.599cm" svg:height="7.361cm" svg:x="0.801cm" svg:y="0.8cm">
          <draw:image xlink:href="Pictures/10000201000001380000011B344B1816F5CC0F6A.png" xlink:type="simple" xlink:show="embed" xlink:actuate="onLoad">
            <text:p/>
          </draw:image>
        </draw:frame>
        <draw:frame draw:style-name="gr2" draw:text-style-name="P1" draw:layer="layout" svg:width="5.691cm" svg:height="10.8cm" svg:x="16.8cm" svg:y="2.8cm">
          <draw:image xlink:href="Pictures/10000201000001130000020A4D3F54B5553E194E.png" xlink:type="simple" xlink:show="embed" xlink:actuate="onLoad">
            <text:p/>
          </draw:image>
        </draw:frame>
        <draw:frame draw:style-name="gr2" draw:text-style-name="P1" draw:layer="layout" svg:width="5.882cm" svg:height="7.8cm" svg:x="9.318cm" svg:y="2.8cm">
          <draw:image xlink:href="Pictures/10000201000001110000016ADD453F921EA17148.png" xlink:type="simple" xlink:show="embed" xlink:actuate="onLoad">
            <text:p/>
          </draw:image>
        </draw:frame>
        <draw:frame draw:style-name="gr3" draw:text-style-name="P3" draw:layer="layout" svg:width="18cm" svg:height="1.987cm" svg:x="8.4cm" svg:y="1.037cm">
          <draw:text-box>
            <text:p text:style-name="P2"><text:span text:style-name="T1">HIGH PERFORMANCE </text:span><text:span text:style-name="T1">COMPUTING CLUSTER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audia </meta:initial-creator>
    <meta:creation-date>2021-01-25T19:03:06.072200077</meta:creation-date>
    <dc:date>2021-01-25T19:07:29.705739838</dc:date>
    <dc:creator>Claudia </dc:creator>
    <meta:editing-duration>PT4M23S</meta:editing-duration>
    <meta:editing-cycles>3</meta:editing-cycles>
    <meta:generator>LibreOffice/6.0.7.3$Linux_X86_64 LibreOffice_project/00m0$Build-3</meta:generator>
    <meta:document-statistic meta:object-count="27"/>
  </office:meta>
</office:document-meta>
</file>